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sans-serif" svg:font-family="sans-serif"/>
    <style:font-face style:name="Helv" svg:font-family="Helv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officeooo:rsid="0003f0f6" officeooo:paragraph-rsid="000f6367" fo:background-color="transparent" style:font-size-asian="12pt" style:font-size-complex="12pt"/>
    </style:style>
    <style:style style:name="P2" style:family="paragraph" style:parent-style-name="Standard">
      <style:text-properties style:use-window-font-color="true" style:font-name="Arial" fo:font-size="12pt" officeooo:rsid="000f79c5" officeooo:paragraph-rsid="000f79c5" fo:background-color="transparent" style:font-size-asian="12pt" style:font-size-complex="12pt"/>
    </style:style>
    <style:style style:name="P3" style:family="paragraph" style:parent-style-name="Standard">
      <style:text-properties style:font-name="Arial" fo:font-size="12pt" fo:font-weight="bold" officeooo:rsid="00038649" officeooo:paragraph-rsid="00038649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officeooo:rsid="0001ec11" officeooo:paragraph-rsid="0001ec11" style:font-size-asian="12pt" style:font-size-complex="12pt"/>
    </style:style>
    <style:style style:name="P5" style:family="paragraph" style:parent-style-name="Standard">
      <style:text-properties style:font-name="Arial" fo:font-size="12pt" officeooo:rsid="0003f0f6" officeooo:paragraph-rsid="000f6367" style:font-size-asian="12pt" style:font-size-complex="12pt"/>
    </style:style>
    <style:style style:name="P6" style:family="paragraph" style:parent-style-name="Standard">
      <style:text-properties style:font-name="Arial" fo:font-size="12pt" officeooo:rsid="0003b8f6" officeooo:paragraph-rsid="000f6367" style:font-size-asian="12pt" style:font-size-complex="12pt"/>
    </style:style>
    <style:style style:name="P7" style:family="paragraph" style:parent-style-name="Standard">
      <style:text-properties style:font-name="Arial" fo:font-size="12pt" officeooo:rsid="000f6367" officeooo:paragraph-rsid="000f6367" style:font-size-asian="12pt" style:font-size-complex="12pt"/>
    </style:style>
    <style:style style:name="P8" style:family="paragraph" style:parent-style-name="Standard">
      <style:text-properties style:font-name="Arial" fo:font-size="12pt" officeooo:paragraph-rsid="000f79c5" style:font-size-asian="12pt" style:font-size-complex="12pt"/>
    </style:style>
    <style:style style:name="P9" style:family="paragraph" style:parent-style-name="Standard">
      <style:text-properties style:font-name="Arial" fo:font-size="12pt" officeooo:rsid="0001ec11" officeooo:paragraph-rsid="0001ec11" fo:background-color="#ffff00" style:font-size-asian="12pt" style:font-size-complex="12pt"/>
    </style:style>
    <style:style style:name="P10" style:family="paragraph" style:parent-style-name="Standard">
      <style:text-properties style:font-name="Arial" fo:font-size="12pt" officeooo:rsid="0003f0f6" officeooo:paragraph-rsid="000f6367" fo:background-color="#ffff00" style:font-size-asian="12pt" style:font-size-complex="12pt"/>
    </style:style>
    <style:style style:name="P11" style:family="paragraph" style:parent-style-name="Standard">
      <style:text-properties style:font-name="Arial" fo:font-size="12pt" officeooo:rsid="0003b8f6" officeooo:paragraph-rsid="000f6367" fo:background-color="#ffff00" style:font-size-asian="12pt" style:font-size-complex="12pt"/>
    </style:style>
    <style:style style:name="P12" style:family="paragraph" style:parent-style-name="Standard">
      <style:text-properties style:font-name="Arial" fo:font-size="12pt" officeooo:rsid="0001ec11" officeooo:paragraph-rsid="0001ec11" fo:background-color="transparen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0bd802" officeooo:paragraph-rsid="000bd802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fo:background-color="#ffff99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0bd802" officeooo:paragraph-rsid="000bd802" fo:background-color="transparen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115377" officeooo:paragraph-rsid="00115377" fo:background-color="transparen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11a335" officeooo:paragraph-rsid="0011a335" fo:background-color="transparen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0e6c76" officeooo:paragraph-rsid="000e6c76" fo:background-color="#ffff00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paragraph-rsid="00115377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paragraph-rsid="0011a335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0bd802" officeooo:paragraph-rsid="000bd802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038649" officeooo:paragraph-rsid="000fb640" fo:background-color="transparent" style:font-size-asian="12pt" style:font-size-complex="12p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Arial" fo:font-size="12pt" fo:letter-spacing="normal" fo:font-style="normal" fo:font-weight="normal" officeooo:rsid="00038649" officeooo:paragraph-rsid="00038649" fo:background-color="#ffff00" style:font-size-asian="12pt" style:font-size-complex="12pt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Arial" fo:font-size="12pt" fo:letter-spacing="normal" fo:font-style="normal" fo:font-weight="normal" officeooo:rsid="00038649" officeooo:paragraph-rsid="00038649" fo:background-color="transparent" style:font-size-asian="12pt" style:font-size-complex="12pt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Arial" fo:font-size="12pt" fo:letter-spacing="normal" fo:font-style="normal" fo:font-weight="normal" officeooo:rsid="00088762" officeooo:paragraph-rsid="00088762" fo:background-color="transparent" style:font-size-asian="12pt" style:font-size-complex="12pt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2pt" officeooo:rsid="0003f0f6" officeooo:paragraph-rsid="000f6367" fo:background-color="transparent" style:font-size-asian="12pt" style:font-size-complex="12p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2pt" officeooo:rsid="00038649" officeooo:paragraph-rsid="00038649" fo:background-color="transparent" style:font-size-asian="12pt" style:font-size-complex="12p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2pt" officeooo:rsid="00088762" officeooo:paragraph-rsid="00088762" fo:background-color="transparent" style:font-size-asian="12pt" style:font-size-complex="12pt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2pt" officeooo:rsid="0008da3d" officeooo:paragraph-rsid="0008da3d" fo:background-color="transparent" style:font-size-asian="12pt" style:font-size-complex="12pt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2pt" officeooo:rsid="000a21d4" officeooo:paragraph-rsid="000a21d4" fo:background-color="transparent" style:font-size-asian="12pt" style:font-size-complex="12pt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2pt" officeooo:rsid="00088762" officeooo:paragraph-rsid="00088762" fo:background-color="#ffff66" style:font-size-asian="12pt" style:font-size-complex="12p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2pt" officeooo:rsid="0008da3d" officeooo:paragraph-rsid="0008da3d" fo:background-color="#ffff99" style:font-size-asian="12pt" style:font-size-complex="12pt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2pt" officeooo:rsid="000a21d4" officeooo:paragraph-rsid="000a21d4" fo:background-color="#ffff99" style:font-size-asian="12pt" style:font-size-complex="12pt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1ec11" officeooo:paragraph-rsid="0001ec11" fo:background-color="#ffff00" style:font-size-asian="12pt" style:font-size-complex="12pt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38649" officeooo:paragraph-rsid="00038649" fo:background-color="#ffff00" style:font-size-asian="12pt" style:font-size-complex="12pt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paragraph-rsid="000fb640" fo:background-color="#ffff00" style:font-size-asian="12pt" style:font-size-complex="12pt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1ec11" officeooo:paragraph-rsid="0001ec11" fo:background-color="transparent" style:font-size-asian="12pt" style:font-size-complex="12pt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38649" officeooo:paragraph-rsid="00038649" fo:background-color="transparent" style:font-size-asian="12pt" style:font-size-complex="12pt"/>
    </style:style>
    <style:style style:name="P4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" fo:font-size="12pt" officeooo:rsid="00038649" officeooo:paragraph-rsid="00038649" fo:background-color="transparent" style:font-size-asian="12pt" style:font-size-complex="12pt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50056" officeooo:paragraph-rsid="00050056" fo:background-color="transparent" style:font-size-asian="12pt" style:font-size-complex="12pt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bd802" officeooo:paragraph-rsid="000bd802" fo:background-color="transparent" style:font-size-asian="12pt" style:font-size-complex="12pt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e6c76" officeooo:paragraph-rsid="000e6c76" fo:background-color="transparent" style:font-size-asian="12pt" style:font-size-complex="12pt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f6367" officeooo:paragraph-rsid="000f6367" fo:background-color="transparent" style:font-size-asian="12pt" style:font-size-complex="12pt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3b8f6" officeooo:paragraph-rsid="000f6367" fo:background-color="transparent" style:font-size-asian="12pt" style:font-size-complex="12pt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fb640" officeooo:paragraph-rsid="000fb640" fo:background-color="transparent" style:font-size-asian="12pt" style:font-size-complex="12pt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38649" officeooo:paragraph-rsid="00038649" fo:background-color="#ffff66" style:font-size-asian="12pt" style:font-size-complex="12pt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bd802" officeooo:paragraph-rsid="000bd802" fo:background-color="#ffff99" style:font-size-asian="12pt" style:font-size-complex="12pt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style:font-name="Arial" fo:font-size="12pt" fo:font-weight="bold" officeooo:rsid="00038649" officeooo:paragraph-rsid="00038649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paragraph-rsid="0008da3d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rsid="0003b8f6" officeooo:paragraph-rsid="0008da3d" style:font-size-asian="12pt" style:font-size-complex="12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style:font-name="Arial" fo:font-size="12pt" officeooo:paragraph-rsid="00106179" style:font-size-asian="12pt" style:font-size-complex="12pt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0fb640" officeooo:paragraph-rsid="000fb640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2pt" officeooo:rsid="0003b8f6" officeooo:paragraph-rsid="000f6367" fo:background-color="transparent" style:font-size-asian="12pt" style:font-size-complex="12pt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2pt" officeooo:rsid="000fb640" officeooo:paragraph-rsid="000fb640" fo:background-color="transparent" style:font-size-asian="12pt" style:font-size-complex="12pt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2pt" officeooo:rsid="000fb640" officeooo:paragraph-rsid="000fb640" style:font-size-asian="12pt" style:font-size-complex="12pt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2pt" officeooo:rsid="00106179" officeooo:paragraph-rsid="00106179" style:font-size-asian="12pt" style:font-size-complex="12pt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2pt" officeooo:paragraph-rsid="000fb640" fo:background-color="#ffff00" style:font-size-asian="12pt" style:font-size-complex="12pt"/>
    </style:style>
    <style:style style:name="P60" style:family="paragraph" style:parent-style-name="Standard">
      <style:paragraph-properties fo:background-color="transparent" style:writing-mode="lr-tb">
        <style:background-image/>
      </style:paragraph-properties>
      <style:text-properties style:font-name="Arial" fo:font-size="12pt" officeooo:rsid="000fb640" officeooo:paragraph-rsid="000fb640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Helv" fo:font-size="10pt" style:font-size-asian="10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0f6367" officeooo:paragraph-rsid="000f6367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106179" officeooo:paragraph-rsid="00106179" fo:background-color="#ffff00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paragraph-rsid="00106179" style:font-size-asian="12pt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paragraph-rsid="00113640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106179" officeooo:paragraph-rsid="0010617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3" style:family="text">
      <style:text-properties officeooo:rsid="00050056"/>
    </style:style>
    <style:style style:name="T4" style:family="text">
      <style:text-properties officeooo:rsid="00062958"/>
    </style:style>
    <style:style style:name="T5" style:family="text">
      <style:text-properties officeooo:rsid="0008da3d"/>
    </style:style>
    <style:style style:name="T6" style:family="text">
      <style:text-properties fo:color="#000000"/>
    </style:style>
    <style:style style:name="T7" style:family="text">
      <style:text-properties fo:color="#000000" fo:font-size="12pt" officeooo:rsid="00115377" fo:background-color="transparent" loext:char-shading-value="0" style:font-size-asian="12pt" style:font-size-complex="12pt"/>
    </style:style>
    <style:style style:name="T8" style:family="text">
      <style:text-properties fo:color="#000000" fo:font-size="12pt" officeooo:rsid="0011a335" fo:background-color="transparent" loext:char-shading-value="0" style:font-size-asian="12pt" style:font-size-complex="12pt"/>
    </style:style>
    <style:style style:name="T9" style:family="text">
      <style:text-properties fo:color="#000000" officeooo:rsid="0008da3d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color="#000000" officeooo:rsid="00115377" fo:background-color="transparent" loext:char-shading-value="0"/>
    </style:style>
    <style:style style:name="T12" style:family="text">
      <style:text-properties fo:color="#000000" officeooo:rsid="0011a335" fo:background-color="transparent" loext:char-shading-value="0"/>
    </style:style>
    <style:style style:name="T13" style:family="text">
      <style:text-properties fo:color="#000000" style:font-name="Helv" fo:font-size="10pt" style:font-size-asian="10pt"/>
    </style:style>
    <style:style style:name="T14" style:family="text">
      <style:text-properties fo:color="#000000" style:font-name="Helv" fo:font-size="10pt" officeooo:rsid="00113640" style:font-size-asian="10pt" style:font-size-complex="12pt"/>
    </style:style>
    <style:style style:name="T15" style:family="text">
      <style:text-properties fo:color="#000000" style:font-name="Arial" fo:font-size="12pt" officeooo:rsid="00115377" fo:background-color="transparent" loext:char-shading-value="0" style:font-size-asian="12pt" style:font-size-complex="12pt"/>
    </style:style>
    <style:style style:name="T16" style:family="text">
      <style:text-properties fo:color="#000000" style:font-name="Arial" fo:font-size="12pt" officeooo:rsid="0011a335" fo:background-color="transparent" loext:char-shading-value="0" style:font-size-asian="12pt" style:font-size-complex="12pt"/>
    </style:style>
    <style:style style:name="T17" style:family="text">
      <style:text-properties fo:color="#000000" fo:font-size="10pt" style:font-size-asian="10pt"/>
    </style:style>
    <style:style style:name="T18" style:family="text">
      <style:text-properties fo:color="#000000" fo:font-size="10pt" officeooo:rsid="00113640" style:font-size-asian="10pt" style:font-size-complex="12pt"/>
    </style:style>
    <style:style style:name="T19" style:family="text">
      <style:text-properties fo:color="#000000" officeooo:rsid="000f6367"/>
    </style:style>
    <style:style style:name="T20" style:family="text">
      <style:text-properties fo:color="#000000"/>
    </style:style>
    <style:style style:name="T21" style:family="text">
      <style:text-properties fo:color="#000000" officeooo:rsid="000fb640"/>
    </style:style>
    <style:style style:name="T22" style:family="text">
      <style:text-properties fo:color="#000000" officeooo:rsid="00106179"/>
    </style:style>
    <style:style style:name="T23" style:family="text">
      <style:text-properties fo:color="#000000" officeooo:rsid="00113640"/>
    </style:style>
    <style:style style:name="T24" style:family="text">
      <style:text-properties fo:color="#000000" fo:background-color="#ffff00" loext:char-shading-value="0"/>
    </style:style>
    <style:style style:name="T25" style:family="text">
      <style:text-properties style:use-window-font-color="true" officeooo:rsid="0008da3d" fo:background-color="transparent" loext:char-shading-value="0"/>
    </style:style>
    <style:style style:name="T26" style:family="text">
      <style:text-properties style:use-window-font-color="true" officeooo:rsid="000f79c5" fo:background-color="transparent" loext:char-shading-value="0"/>
    </style:style>
    <style:style style:name="T27" style:family="text">
      <style:text-properties officeooo:rsid="000e6c76"/>
    </style:style>
    <style:style style:name="T28" style:family="text">
      <style:text-properties officeooo:rsid="00059bcd"/>
    </style:style>
    <style:style style:name="T29" style:family="text">
      <style:text-properties officeooo:rsid="0003f0f6"/>
    </style:style>
    <style:style style:name="T30" style:family="text">
      <style:text-properties officeooo:rsid="000f6367"/>
    </style:style>
    <style:style style:name="T31" style:family="text">
      <style:text-properties officeooo:rsid="0003b8f6"/>
    </style:style>
    <style:style style:name="T32" style:family="text">
      <style:text-properties fo:background-color="#ffff99" loext:char-shading-value="0"/>
    </style:style>
    <style:style style:name="T33" style:family="text">
      <style:text-properties officeooo:rsid="000fb640"/>
    </style:style>
    <style:style style:name="T34" style:family="text">
      <style:text-properties officeooo:rsid="000fb640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106179"/>
    </style:style>
    <style:style style:name="T37" style:family="text">
      <style:text-properties officeooo:rsid="000fb640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íses - Difíceis</text:p>
      <text:p text:style-name="P4"/>
      <text:p text:style-name="P4">1 - Qual a capital da Austrália?</text:p>
      <text:p text:style-name="P9">Camborra</text:p>
      <text:p text:style-name="P12">Sidney</text:p>
      <text:p text:style-name="P12">Melbourne</text:p>
      <text:p text:style-name="P12">Brisbane</text:p>
      <text:p text:style-name="P12">Adelaide</text:p>
      <text:p text:style-name="P12"/>
      <text:p text:style-name="P12">2 – Qual a capital do Canadá?</text:p>
      <text:p text:style-name="P36">Ottawa</text:p>
      <text:p text:style-name="P39">Quebéc</text:p>
      <text:p text:style-name="P39">Toronto</text:p>
      <text:p text:style-name="P40">Washington</text:p>
      <text:p text:style-name="P40">Columbus</text:p>
      <text:p text:style-name="P40"/>
      <text:p text:style-name="P40">3 – Qual a esperança de vida na Alemanha?</text:p>
      <text:p text:style-name="P48">80,9 anos</text:p>
      <text:p text:style-name="P40">84 anos</text:p>
      <text:p text:style-name="P40">78 anos</text:p>
      <text:p text:style-name="P40">75,3 <text:span text:style-name="T3">anos</text:span></text:p>
      <text:p text:style-name="P42">85,6 anos</text:p>
      <text:p text:style-name="P40"/>
      <text:p text:style-name="P40"><text:span text:style-name="T9">4 - </text:span><text:span text:style-name="T6">Qual a moeda utilizada na Indonésia?</text:span></text:p>
      <text:p text:style-name="P13"><text:span text:style-name="T32">Rúpia indonésia</text:span></text:p>
      <text:p text:style-name="P13">Rial indonésio</text:p>
      <text:p text:style-name="P13">Tugrik</text:p>
      <text:p text:style-name="P13">Rufia</text:p>
      <text:p text:style-name="P13">Iene</text:p>
      <text:p text:style-name="P20"/>
      <text:p text:style-name="P23"><text:span text:style-name="T6">5 - </text:span><text:span text:style-name="T10">Em que continente fica Maurício?</text:span></text:p>
      <text:p text:style-name="P49">África</text:p>
      <text:p text:style-name="P43">Europa</text:p>
      <text:p text:style-name="P43">Ásia</text:p>
      <text:p text:style-name="P43">América</text:p>
      <text:p text:style-name="P16">Quem é Maurício?</text:p>
      <text:p text:style-name="P16"/>
      <text:p text:style-name="P16"><text:span text:style-name="T33">6 - </text:span>Qual é a moeda do Equador?</text:p>
      <text:p text:style-name="P64"><text:span text:style-name="T6">1- Dólar americano</text:span></text:p>
      <text:p text:style-name="P20"><text:span text:style-name="T6">2- Peso equatoriano</text:span></text:p>
      <text:p text:style-name="P20"><text:span text:style-name="T6">3- Peseta</text:span></text:p>
      <text:p text:style-name="P20"><text:span text:style-name="T6">4- Real</text:span></text:p>
      <text:p text:style-name="P20"><text:span text:style-name="T6">5- Franco</text:span></text:p>
      <text:p text:style-name="P20"/>
      <text:p text:style-name="P67"><text:span text:style-name="T36">7 – Que país do mundo tem a maior esperança de vida (83,7 anos)?</text:span></text:p>
      <text:p text:style-name="P65">Japão</text:p>
      <text:p text:style-name="P69">Grécia</text:p>
      <text:p text:style-name="P69">Suíça</text:p>
      <text:p text:style-name="P69">França</text:p>
      <text:p text:style-name="P69">Itália</text:p>
      <text:p text:style-name="P69"><text:s/></text:p>
      <text:p text:style-name="P68"><text:span text:style-name="T23">8- </text:span><text:span text:style-name="T6">Qual o país com a maior quantidade de usuários de internet?</text:span></text:p>
      <text:p text:style-name="P68"><text:soft-page-break/><text:span text:style-name="T24">China</text:span></text:p>
      <text:p text:style-name="P20"><text:span text:style-name="T6">Inglaterra</text:span></text:p>
      <text:p text:style-name="P20"><text:span text:style-name="T6">Estados Unidos</text:span></text:p>
      <text:p text:style-name="P20"><text:span text:style-name="T6">Brasil</text:span></text:p>
      <text:p text:style-name="P20"><text:span text:style-name="T6">Canadá</text:span></text:p>
      <text:p text:style-name="P20"><text:span text:style-name="T6"/></text:p>
      <text:p text:style-name="P21"><text:span text:style-name="T11">9 - </text:span><text:span text:style-name="T6"><text:s/>Qual é país com a maior quantidade de água potável do mundo?</text:span></text:p>
      <text:p text:style-name="P64"><text:span text:style-name="T6">a) Brasil</text:span></text:p>
      <text:p text:style-name="P20"><text:span text:style-name="T6">b) Estados Unidos</text:span></text:p>
      <text:p text:style-name="P20"><text:span text:style-name="T6">c) China</text:span></text:p>
      <text:p text:style-name="P20"><text:span text:style-name="T6">d) Rússia</text:span></text:p>
      <text:p text:style-name="P20"><text:span text:style-name="T6">e) Canadá</text:span></text:p>
      <text:p text:style-name="P17"/>
      <text:p text:style-name="P22"><text:span text:style-name="T12">10 - </text:span><text:span text:style-name="T6">Qual é o país com o maior PIB Per Capita do mundo?</text:span></text:p>
      <text:p text:style-name="P13"/>
      <text:p text:style-name="P64"><text:span text:style-name="T6">a) Mônaco</text:span></text:p>
      <text:p text:style-name="P20"><text:span text:style-name="T6">b) Alemanha</text:span></text:p>
      <text:p text:style-name="P20"><text:span text:style-name="T6">c) Estados Unidos</text:span></text:p>
      <text:p text:style-name="P20"><text:span text:style-name="T6">d) Canadá</text:span></text:p>
      <text:p text:style-name="P20"><text:span text:style-name="T6">e) Vaticano</text:span></text:p>
      <text:p text:style-name="P18"/>
      <text:p text:style-name="P16"/>
      <text:p text:style-name="P16"/>
      <text:p text:style-name="P24"/>
      <text:p text:style-name="P40"/>
      <text:p text:style-name="P50">Países – Moderadas</text:p>
      <text:p text:style-name="P40"/>
      <text:p text:style-name="P41">1 – Que países da América do Sul não fazem fronteira com o Brasil?</text:p>
      <text:p text:style-name="P37">Chile e Equador</text:p>
      <text:p text:style-name="P40">Chile e Uruguai</text:p>
      <text:p text:style-name="P40">Equador e Argentina</text:p>
      <text:p text:style-name="P40">Suriname e Chile</text:p>
      <text:p text:style-name="P40">Peru e Venezuela</text:p>
      <text:p text:style-name="P40"/>
      <text:p text:style-name="P40"/>
      <text:p text:style-name="P40"><text:span text:style-name="T9">2 - </text:span><text:span text:style-name="T6">Qual a moeda utilizada no Reino Unido?</text:span></text:p>
      <text:p text:style-name="P15">Libra esterlina</text:p>
      <text:p text:style-name="P13">Euro</text:p>
      <text:p text:style-name="P13">Save the queen</text:p>
      <text:p text:style-name="P13">Coroa inglesa</text:p>
      <text:p text:style-name="P13">Libra inglesa</text:p>
      <text:p text:style-name="P20"/>
      <text:p text:style-name="P14">3 – <text:span text:style-name="T27">Que oceano(s) banha(m) o Peru?</text:span></text:p>
      <text:p text:style-name="P19">Oceano Pacífico</text:p>
      <text:p text:style-name="P44">Oceano Atlântico</text:p>
      <text:p text:style-name="P44">Oceano Índico</text:p>
      <text:p text:style-name="P44">Oceanos Atlântico e Pacífico</text:p>
      <text:p text:style-name="P44">Oceanos Índico e Atlântico</text:p>
      <text:p text:style-name="P44"/>
      <text:p text:style-name="P45">4 - <text:span text:style-name="T29">Qual desses países não é banhado pelo mar?</text:span></text:p>
      <text:p text:style-name="P5"/>
      <text:p text:style-name="P10">a) <text:span text:style-name="T28">Suíça</text:span></text:p>
      <text:p text:style-name="P5"><text:soft-page-break/>b) <text:span text:style-name="T28">Brasil</text:span></text:p>
      <text:p text:style-name="P5">c) <text:span text:style-name="T28">Itália</text:span></text:p>
      <text:p text:style-name="P28">d) <text:span text:style-name="T28">Costa Rica</text:span></text:p>
      <text:p text:style-name="P45">e) Espanha</text:p>
      <text:p text:style-name="P43"/>
      <text:p text:style-name="P6"><text:span text:style-name="T30">5 - </text:span>Em qual continente se localiza Botswana?</text:p>
      <text:p text:style-name="P6"/>
      <text:p text:style-name="P11">a) África</text:p>
      <text:p text:style-name="P6">b) Europa</text:p>
      <text:p text:style-name="P6">c) Ásia</text:p>
      <text:p text:style-name="P6">d) América Central</text:p>
      <text:p text:style-name="P7">e) Oceania</text:p>
      <text:p text:style-name="P46"/>
      <text:p text:style-name="P45">6 - <text:span text:style-name="T31">Qual é a língua oficial do Cabo Verde?</text:span></text:p>
      <text:p text:style-name="P6"/>
      <text:p text:style-name="P11">a) Português</text:p>
      <text:p text:style-name="P6">b) Francês</text:p>
      <text:p text:style-name="P6">c) Inglês</text:p>
      <text:p text:style-name="P6">d) Amárico</text:p>
      <text:p text:style-name="P45">e) Caboverdiano</text:p>
      <text:p text:style-name="P43"/>
      <text:p text:style-name="P45">7 - <text:span text:style-name="T31">Em qual continente fica o Tahiti?</text:span></text:p>
      <text:p text:style-name="P6"/>
      <text:p text:style-name="P11">a) Oceania</text:p>
      <text:p text:style-name="P6">b) América Central</text:p>
      <text:p text:style-name="P6">c) África</text:p>
      <text:p text:style-name="P6"><text:span text:style-name="T30">d</text:span>) Europa</text:p>
      <text:p text:style-name="P7">e) Ásia</text:p>
      <text:p text:style-name="P46"/>
      <text:p text:style-name="P47">8 – <text:span text:style-name="T6">Qual o meridiano que, por convenção, divide o Globo Terrestre em oriente e ocidente?</text:span></text:p>
      <text:p text:style-name="P38"><text:span text:style-name="T33">a) Meridiano de </text:span><text:span text:style-name="T2">Greenwich</text:span><text:span text:style-name="T35"> </text:span></text:p>
      <text:p text:style-name="P47">b) Meridiano médio</text:p>
      <text:p text:style-name="P60">c) Meridiano Orientador</text:p>
      <text:p text:style-name="P47">d) Meridiano de Nárnia</text:p>
      <text:p text:style-name="P47">e) Meridiano Meso-Central</text:p>
      <text:p text:style-name="P55"/>
      <text:p text:style-name="P56">9 – Onde nasceu Steve Jobs?</text:p>
      <text:p text:style-name="P59"><text:span text:style-name="T33">a) </text:span><text:span text:style-name="T1">São Francisco</text:span> </text:p>
      <text:p text:style-name="P57">b) <text:span text:style-name="T36">Palo Alto</text:span></text:p>
      <text:p text:style-name="P57">c) NovaYork</text:p>
      <text:p text:style-name="P58">d) Austin</text:p>
      <text:p text:style-name="P58">e) Ottawa</text:p>
      <text:p text:style-name="P58"/>
      <text:p text:style-name="P53"><text:span text:style-name="T22">10)</text:span><text:span text:style-name="T6"> Em qual cidade fica o Beco Diagonal de Harry Potter?</text:span></text:p>
      <text:p text:style-name="P64"><text:span text:style-name="T6">a) Londres</text:span></text:p>
      <text:p text:style-name="P20"><text:span text:style-name="T6">b) Dorne</text:span></text:p>
      <text:p text:style-name="P20"><text:span text:style-name="T6">c) Porto Real</text:span></text:p>
      <text:p text:style-name="P20"><text:span text:style-name="T6">d) Cambridge</text:span></text:p>
      <text:p text:style-name="P20"><text:span text:style-name="T6">e) Manchester</text:span></text:p>
      <text:p text:style-name="P58"/>
      <text:p text:style-name="P54"/>
      <text:p text:style-name="P54"/>
      <text:p text:style-name="P40"><text:soft-page-break/></text:p>
      <text:p text:style-name="P50">Países – Fáceis </text:p>
      <text:p text:style-name="P40"/>
      <text:p text:style-name="P40"><text:span text:style-name="T4">1</text:span> – Qual a capital do Estados Unidos?</text:p>
      <text:p text:style-name="P25">Washington D.C.</text:p>
      <text:p text:style-name="P26">Nova York</text:p>
      <text:p text:style-name="P26">Miami</text:p>
      <text:p text:style-name="P26">Los Angeles</text:p>
      <text:p text:style-name="P26">San Francisco</text:p>
      <text:p text:style-name="P29"/>
      <text:p text:style-name="P27">2 – Qual o maior país do mundo?</text:p>
      <text:p text:style-name="P33">Rússia</text:p>
      <text:p text:style-name="P30">Canadá</text:p>
      <text:p text:style-name="P30">Brasil</text:p>
      <text:p text:style-name="P30">Estados Unidos</text:p>
      <text:p text:style-name="P30">China</text:p>
      <text:p text:style-name="P30"/>
      <text:p text:style-name="P30">3 – <text:span text:style-name="T5">Em que continente está localizado Portugal?</text:span></text:p>
      <text:p text:style-name="P34">Europa</text:p>
      <text:p text:style-name="P31">América do Sul</text:p>
      <text:p text:style-name="P31">África</text:p>
      <text:p text:style-name="P31">Ásia</text:p>
      <text:p text:style-name="P31">Oceania</text:p>
      <text:p text:style-name="P31"/>
      <text:p text:style-name="P51"><text:span text:style-name="T25">4 - </text:span><text:span text:style-name="T6">Qual a moeda utilizada na Argentina?</text:span></text:p>
      <text:p text:style-name="P15">Peso argentino</text:p>
      <text:p text:style-name="P13">Peso</text:p>
      <text:p text:style-name="P13">Peso andino</text:p>
      <text:p text:style-name="P13">Novo sol</text:p>
      <text:p text:style-name="P13">Maradona</text:p>
      <text:p text:style-name="P31"/>
      <text:p text:style-name="P32">5 – Qual o país com a maior população do mundo?</text:p>
      <text:p text:style-name="P35">China</text:p>
      <text:p text:style-name="P32">Índia</text:p>
      <text:p text:style-name="P32">Indonésia</text:p>
      <text:p text:style-name="P32">Rússia</text:p>
      <text:p text:style-name="P32">Estados Unidos</text:p>
      <text:p text:style-name="P52"/>
      <text:p text:style-name="P6"><text:span text:style-name="T30">6 </text:span>- Qual é a moeda do Uruguai?</text:p>
      <text:p text:style-name="P6"/>
      <text:p text:style-name="P11">a) Peso</text:p>
      <text:p text:style-name="P6">b) Dólar</text:p>
      <text:p text:style-name="P6">c) Euro</text:p>
      <text:p text:style-name="P6">d) <text:span text:style-name="T29">Real</text:span></text:p>
      <text:p text:style-name="P7">e) Uruguaiana</text:p>
      <text:p text:style-name="P6"/>
      <text:p text:style-name="P1"><text:span text:style-name="T19">7</text:span><text:span text:style-name="T6">- Em qual país nasceu Bob Marley?</text:span></text:p>
      <text:p text:style-name="P64"><text:span text:style-name="T6">a) Jamaica</text:span></text:p>
      <text:p text:style-name="P20"><text:span text:style-name="T6">b) Estados Unidos</text:span></text:p>
      <text:p text:style-name="P20"><text:span text:style-name="T6">c) Inglaterra</text:span></text:p>
      <text:p text:style-name="P20"><text:span text:style-name="T6">d) Cuba</text:span></text:p>
      <text:p text:style-name="P20"><text:span text:style-name="T6">e) África do Sul </text:span></text:p>
      <text:p text:style-name="P62"><text:soft-page-break/></text:p>
      <text:p text:style-name="P20"><text:span text:style-name="T19">8</text:span><text:span text:style-name="T6">- Em qual continente se localiza a Nova Zelândia?</text:span></text:p>
      <text:p text:style-name="P64"><text:span text:style-name="T6">a) Oceania</text:span></text:p>
      <text:p text:style-name="P20"><text:span text:style-name="T6">b) Ásia</text:span></text:p>
      <text:p text:style-name="P20"><text:span text:style-name="T6">c) América</text:span></text:p>
      <text:p text:style-name="P20"><text:span text:style-name="T6">d) Europa</text:span></text:p>
      <text:p text:style-name="P20"><text:span text:style-name="T6">e) África</text:span></text:p>
      <text:p text:style-name="P1"/>
      <text:p text:style-name="P8"><text:span text:style-name="T26">9 - </text:span><text:span text:style-name="T6">Qual é a língua oficial da Arábia Saudita?</text:span></text:p>
      <text:p text:style-name="P64"><text:span text:style-name="T6">1- Árabe</text:span></text:p>
      <text:p text:style-name="P20"><text:span text:style-name="T6">2- Saudita</text:span></text:p>
      <text:p text:style-name="P20"><text:span text:style-name="T6">3- Aramaico</text:span></text:p>
      <text:p text:style-name="P20"><text:span text:style-name="T6">4- Hebraico</text:span></text:p>
      <text:p text:style-name="P20"><text:span text:style-name="T6">5- Francês</text:span></text:p>
      <text:p text:style-name="P13"/>
      <text:p text:style-name="P13"/>
      <text:p text:style-name="P20"><text:span text:style-name="T21">10 - </text:span><text:span text:style-name="T6">Em qual continente fica o Egito?</text:span></text:p>
      <text:p text:style-name="P64"><text:span text:style-name="T6">1- África</text:span></text:p>
      <text:p text:style-name="P20"><text:span text:style-name="T6">2- Ásia</text:span></text:p>
      <text:p text:style-name="P20"><text:span text:style-name="T6">3- Europa</text:span></text:p>
      <text:p text:style-name="P20"><text:span text:style-name="T6">4- América</text:span></text:p>
      <text:p text:style-name="P20"><text:span text:style-name="T6">5- Oceani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sans-serif" svg:font-family="sans-serif"/>
    <style:font-face style:name="Helv" svg:font-family="Helv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7:49:36.719000000</meta:creation-date>
    <dc:date>2017-06-08T10:22:44.727000000</dc:date>
    <meta:editing-duration>PT1H23M11S</meta:editing-duration>
    <meta:editing-cycles>16</meta:editing-cycles>
    <meta:generator>LibreOffice/4.3.3.2$Windows_x86 LibreOffice_project/9bb7eadab57b6755b1265afa86e04bf45fbfc644</meta:generator>
    <meta:document-statistic meta:table-count="0" meta:image-count="0" meta:object-count="0" meta:page-count="5" meta:paragraph-count="184" meta:word-count="570" meta:character-count="2961" meta:non-whitespace-character-count="2555"/>
  </office:meta>
</office:document-meta>
</file>